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LELinks/_1415458630" manifest:media-type="application/vnd.sun.star.oleobject"/>
  <manifest:file-entry manifest:full-path="content.xml" manifest:media-type="text/xml"/>
  <manifest:file-entry manifest:full-path="styles.xml" manifest:media-type="text/xml"/>
  <manifest:file-entry manifest:full-path="Pictures/1000000000000F810000059018F90BD826665EDC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397cm" fo:margin-left="-0.199cm" style:page-number="auto" fo:break-before="page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style:font-name="Ubuntu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Ubuntu"/>
    </style:style>
    <style:style style:name="P5" style:family="paragraph" style:parent-style-name="Standard">
      <style:paragraph-properties fo:margin-top="0.212cm" fo:margin-bottom="0cm" loext:contextual-spacing="false"/>
      <style:text-properties style:font-name="Ubuntu" fo:font-size="10pt" officeooo:rsid="0065f112" officeooo:paragraph-rsid="0065f112" style:font-size-asian="10pt" style:font-size-complex="10pt"/>
    </style:style>
    <style:style style:name="P6" style:family="paragraph" style:parent-style-name="Standard">
      <style:paragraph-properties fo:margin-top="0.212cm" fo:margin-bottom="0cm" loext:contextual-spacing="false"/>
      <style:text-properties style:font-name="Ubuntu" fo:font-size="10pt" officeooo:rsid="0071fadb" officeooo:paragraph-rsid="0071fadb" style:font-size-asian="10pt" style:font-size-complex="10pt"/>
    </style:style>
    <style:style style:name="P7" style:family="paragraph" style:parent-style-name="Standard">
      <style:paragraph-properties fo:margin-top="0.212cm" fo:margin-bottom="0cm" loext:contextual-spacing="false"/>
      <style:text-properties style:font-name="Ubuntu" officeooo:paragraph-rsid="0071fadb"/>
    </style:style>
    <style:style style:name="P8" style:family="paragraph" style:parent-style-name="Standard">
      <style:paragraph-properties fo:margin-top="0.212cm" fo:margin-bottom="0cm" loext:contextual-spacing="false"/>
      <style:text-properties officeooo:paragraph-rsid="0071fadb"/>
    </style:style>
    <style:style style:name="P9" style:family="paragraph" style:parent-style-name="Standard" style:master-page-name="">
      <style:paragraph-properties fo:margin-top="0.212cm" fo:margin-bottom="0cm" loext:contextual-spacing="false" style:page-number="auto" fo:break-before="auto" fo:break-after="auto"/>
      <style:text-properties style:font-name="Ubuntu" style:font-name-complex="Arial"/>
    </style:style>
    <style:style style:name="T1" style:family="text">
      <style:text-properties fo:font-size="14pt" fo:font-weight="bold" style:font-size-asian="14pt" style:font-weight-asian="bold" style:font-name-complex="Arial" style:font-size-complex="14pt"/>
    </style:style>
    <style:style style:name="T2" style:family="text">
      <style:text-properties fo:font-size="14pt" fo:font-weight="bold" officeooo:rsid="0065f112" style:font-size-asian="14pt" style:font-weight-asian="bold" style:font-name-complex="Arial" style:font-size-complex="14pt"/>
    </style:style>
    <style:style style:name="T3" style:family="text">
      <style:text-properties fo:font-size="14pt" fo:font-weight="bold" officeooo:rsid="0061e1aa" style:font-size-asian="14pt" style:font-weight-asian="bold" style:font-name-complex="Arial" style:font-size-complex="14pt"/>
    </style:style>
    <style:style style:name="T4" style:family="text">
      <style:text-properties fo:font-size="14pt" fo:font-weight="bold" officeooo:rsid="005417fc" style:font-size-asian="14pt" style:font-weight-asian="bold" style:font-name-complex="Arial" style:font-size-complex="14pt"/>
    </style:style>
    <style:style style:name="T5" style:family="text">
      <style:text-properties fo:font-size="14pt" fo:font-weight="bold" officeooo:rsid="0071fadb" style:font-size-asian="14pt" style:font-weight-asian="bold" style:font-name-complex="Arial" style:font-size-complex="14pt"/>
    </style:style>
    <style:style style:name="T6" style:family="text">
      <style:text-properties fo:font-size="14pt" fo:font-weight="bold" officeooo:rsid="0074837e" style:font-size-asian="14pt" style:font-weight-asian="bold" style:font-name-complex="Arial" style:font-size-complex="14pt"/>
    </style:style>
    <style:style style:name="T7" style:family="text">
      <style:text-properties style:font-name-complex="Arial"/>
    </style:style>
    <style:style style:name="T8" style:family="text">
      <style:text-properties officeooo:rsid="0065f112" style:font-name-complex="Arial"/>
    </style:style>
    <style:style style:name="T9" style:family="text">
      <style:text-properties officeooo:rsid="00267b42" style:font-name-complex="Arial"/>
    </style:style>
    <style:style style:name="T10" style:family="text">
      <style:text-properties officeooo:rsid="00363a6c" style:font-name-complex="Arial"/>
    </style:style>
    <style:style style:name="T11" style:family="text">
      <style:text-properties officeooo:rsid="0071fadb" style:font-name-complex="Arial"/>
    </style:style>
    <style:style style:name="T12" style:family="text">
      <style:text-properties fo:font-weight="bold"/>
    </style:style>
    <style:style style:name="T13" style:family="text">
      <style:text-properties style:font-name="Ubuntu" fo:font-size="10pt" officeooo:rsid="0071fadb" style:font-size-asian="10pt" style:font-size-complex="10pt"/>
    </style:style>
    <style:style style:name="T14" style:family="text">
      <style:text-properties style:font-name="Ubuntu" fo:font-style="normal" fo:font-weight="normal" officeooo:rsid="0071fadb" style:font-style-asian="normal" style:font-weight-asian="normal" style:font-style-complex="normal" style:font-weight-complex="normal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1">Fiche d</text:span><text:span text:style-name="T6">e</text:span><text:span text:style-name="T2"> </text:span><text:span text:style-name="T6">procédure</text:span><text:span text:style-name="T3"> </text:span><text:span text:style-name="T1">N°</text:span><text:span text:style-name="T4">2</text:span><text:span text:style-name="T5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7">Date d’ouverture : </text:span><text:span text:style-name="T8">0</text:span><text:span text:style-name="T11">6</text:span><text:span text:style-name="T9">/0</text:span><text:span text:style-name="T8">7</text:span><text:span text:style-name="T9">/201</text:span><text:span text:style-name="T10">6</text:span></text:p>
          </table:table-cell>
          <table:table-cell table:style-name="Tableau1.B2" office:value-type="string">
            <text:p text:style-name="P7"><text:span text:style-name="T7">Date de clôture : </text:span><text:span text:style-name="T8">0</text:span><text:span text:style-name="T11">6</text:span><text:span text:style-name="T9">/0</text:span><text:span text:style-name="T8">7</text:span><text:span text:style-name="T9">/201</text:span><text:span text:style-name="T10">6</text:span><text:span text:style-name="T7"> <text:s text:c="20"/> 4</text:span><text:bookmark text:name="_1418046982"/><text:bookmark text:name="_1415458630"/><text:bookmark text:name="_1410177184"/><text:bookmark text:name="_1410176768"/><field:fieldmark-start text:name="__Fieldmark__83_1602616901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6">Conversion 3D .step → .stl</text:p>
            <text:p text:style-name="P6">Le site <text:a xlink:type="simple" xlink:href="http://www.3dtransform.com/" text:style-name="Internet_20_link" text:visited-style-name="Visited_20_Internet_20_Link">http://www.3dtransform.com/</text:a> permet la conversion de fichier 3D .step → .stl</text:p>
            <text:p text:style-name="P8"><text:span text:style-name="T13">Les fichiers .step proviennent du site <text:s/></text:span><text:a xlink:type="simple" xlink:href="http://www.phidgets.com/" text:style-name="Internet_20_link" text:visited-style-name="Visited_20_Internet_20_Link"><text:span text:style-name="Citation">www.</text:span></text:a><text:a xlink:type="simple" xlink:href="http://www.phidgets.com/" text:style-name="Internet_20_link" text:visited-style-name="Visited_20_Internet_20_Link"><text:span text:style-name="Citation"><text:span text:style-name="T12">phidgets</text:span></text:span></text:a><text:a xlink:type="simple" xlink:href="http://www.phidgets.com/" text:style-name="Internet_20_link" text:visited-style-name="Visited_20_Internet_20_Link"><text:span text:style-name="Citation">.com/</text:span></text:a><text:span text:style-name="Citation"> </text:span></text:p>
            <text:p text:style-name="P8"><text:span text:style-name="Citation"><text:span text:style-name="T14">Les fichiers .stl sont récupérés dans la boîte mail</text:span></text:span></text:p>
            <text:p text:style-name="P8"><text:span text:style-name="Citation"><text:span text:style-name="T14">Les fichiers .stl permettent dans openscad à l'aide de l'instruction import(« fichier.stl ») de récupérer la vue 3D du module.</text:span></text:span></text:p>
            <text:p text:style-name="P5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18F90BD826665EDC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1/Données/SCAO/Projet_SCAO/Anomalies/Fiche d'anomalie N°24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8-23T12:15:03.316876767</dc:date>
    <meta:print-date>2016-07-05T11:19:22.923634797</meta:print-date>
    <meta:editing-cycles>32</meta:editing-cycles>
    <meta:editing-duration>PT1H48M18S</meta:editing-duration>
    <meta:generator>LibreOffice/5.1.4.2$Linux_x86 LibreOffice_project/10m0$Build-2</meta:generator>
    <meta:document-statistic meta:table-count="2" meta:image-count="1" meta:object-count="0" meta:page-count="1" meta:paragraph-count="11" meta:word-count="74" meta:character-count="544" meta:non-whitespace-character-count="459"/>
  </office:meta>
</office:document-meta>
</file>